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text-align="center" style:justify-single-word="false"/>
      <style:text-properties fo:font-size="20pt" fo:font-weight="bold" officeooo:paragraph-rsid="001ae934" style:font-size-asian="20pt" style:font-weight-asian="bold" style:font-size-complex="20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emium anti-webscraping services </text:p>
      <text:p text:style-name="Text_20_body">Premium anti-webscraping services are specialized solutions designed to protect websites from automated data extraction, malicious bots, and other unwanted activities. These services use a variety of techniques to differentiate between human users and automated agents, ensuring that legitimate traffic is served while blocking or challenging potential threats. Here’s an overview of some well-known services and how they work:</text:p>
      <text:p text:style-name="Horizontal_20_Line"/>
      <text:h text:style-name="Heading_20_3" text:outline-level="3">1. Cloudflare</text:h>
      <text:list xml:id="list1517041114" text:style-name="L1">
        <text:list-item>
          <text:p text:style-name="P1"><text:span text:style-name="Strong_20_Emphasis">Mechanism:</text:span><text:line-break/>Cloudflare acts as a reverse proxy, intercepting all incoming traffic before it reaches your server. It uses a mix of IP reputation analysis, rate limiting, and challenge pages (such as JavaScript challenges) to identify and block suspicious activities.</text:p>
        </text:list-item>
        <text:list-item>
          <text:p text:style-name="P1"><text:span text:style-name="Strong_20_Emphasis">Key Features:</text:span></text:p>
          <text:list>
            <text:list-item>
              <text:p text:style-name="P1"><text:span text:style-name="Strong_20_Emphasis">WAF (Web Application Firewall):</text:span> Filters malicious traffic based on known attack signatures.</text:p>
            </text:list-item>
            <text:list-item>
              <text:p text:style-name="P1"><text:span text:style-name="Strong_20_Emphasis">Bot Management:</text:span> Leverages behavioral analysis to distinguish between legitimate users and bots.</text:p>
            </text:list-item>
            <text:list-item>
              <text:p text:style-name="P1"><text:span text:style-name="Strong_20_Emphasis">DDoS Protection:</text:span> Mitigates large-scale attacks that could overwhelm your server.</text:p>
            </text:list-item>
          </text:list>
        </text:list-item>
      </text:list>
      <text:p text:style-name="Horizontal_20_Line"/>
      <text:h text:style-name="Heading_20_3" text:outline-level="3">2. AWS CloudFront</text:h>
      <text:list xml:id="list242068377" text:style-name="L2">
        <text:list-item>
          <text:p text:style-name="P2"><text:span text:style-name="Strong_20_Emphasis">Mechanism:</text:span><text:line-break/>AWS CloudFront is primarily a content delivery network (CDN), but when combined with AWS Shield and WAF, it provides protection against unwanted scraping by distributing and filtering traffic.</text:p>
        </text:list-item>
        <text:list-item>
          <text:p text:style-name="P2"><text:span text:style-name="Strong_20_Emphasis">Key Features:</text:span></text:p>
          <text:list>
            <text:list-item>
              <text:p text:style-name="P2"><text:span text:style-name="Strong_20_Emphasis">Geo-restriction and Rate Limiting:</text:span> Helps control traffic from specific regions or IP addresses.</text:p>
            </text:list-item>
            <text:list-item>
              <text:p text:style-name="P2"><text:span text:style-name="Strong_20_Emphasis">Integration with AWS WAF:</text:span> Allows for the creation of custom rules to block or challenge scraping bots.</text:p>
            </text:list-item>
          </text:list>
        </text:list-item>
      </text:list>
      <text:p text:style-name="Horizontal_20_Line"/>
      <text:h text:style-name="Heading_20_3" text:outline-level="3">3. Incapsula (Imperva Incapsula)</text:h>
      <text:list xml:id="list4072502532" text:style-name="L3">
        <text:list-item>
          <text:p text:style-name="P3"><text:span text:style-name="Strong_20_Emphasis">Mechanism:</text:span><text:line-break/>Incapsula operates as a reverse proxy and security gateway. It inspects incoming traffic using behavioral analysis and machine learning algorithms to detect scraping patterns and malicious bots.</text:p>
        </text:list-item>
        <text:list-item>
          <text:p text:style-name="P3"><text:span text:style-name="Strong_20_Emphasis">Key Features:</text:span></text:p>
          <text:list>
            <text:list-item>
              <text:p text:style-name="P3"><text:soft-page-break/><text:span text:style-name="Strong_20_Emphasis">Advanced Threat Intelligence:</text:span> Continuously updates its database with emerging threats.</text:p>
            </text:list-item>
            <text:list-item>
              <text:p text:style-name="P3"><text:span text:style-name="Strong_20_Emphasis">Real-Time Monitoring:</text:span> Provides dynamic protection by analyzing traffic in real-time and adapting to new attack vectors.</text:p>
            </text:list-item>
            <text:list-item>
              <text:p text:style-name="P3"><text:span text:style-name="Strong_20_Emphasis">Challenge Pages:</text:span> Issues challenges to suspicious requests to confirm if they’re human.</text:p>
            </text:list-item>
          </text:list>
        </text:list-item>
      </text:list>
      <text:p text:style-name="Horizontal_20_Line"/>
      <text:h text:style-name="Heading_20_3" text:outline-level="3">4. reCAPTCHA (by Google)</text:h>
      <text:list xml:id="list1795299501" text:style-name="L4">
        <text:list-item>
          <text:p text:style-name="P4"><text:span text:style-name="Strong_20_Emphasis">Mechanism:</text:span><text:line-break/>reCAPTCHA is a CAPTCHA service designed to verify that a user is human. It uses risk analysis techniques and machine learning models to present challenges only when necessary.</text:p>
        </text:list-item>
        <text:list-item>
          <text:p text:style-name="P4"><text:span text:style-name="Strong_20_Emphasis">Key Features:</text:span></text:p>
          <text:list>
            <text:list-item>
              <text:p text:style-name="P4"><text:span text:style-name="Strong_20_Emphasis">Invisible reCAPTCHA:</text:span> Often runs in the background, challenging only when the behavior seems unusual.</text:p>
            </text:list-item>
            <text:list-item>
              <text:p text:style-name="P4"><text:span text:style-name="Strong_20_Emphasis">User Interaction Analysis:</text:span> Monitors user interaction patterns (e.g., mouse movements, keystroke dynamics) to determine legitimacy.</text:p>
            </text:list-item>
          </text:list>
        </text:list-item>
      </text:list>
      <text:p text:style-name="Horizontal_20_Line"/>
      <text:h text:style-name="Heading_20_3" text:outline-level="3">5. PerimeterX</text:h>
      <text:list xml:id="list3184476134" text:style-name="L5">
        <text:list-item>
          <text:p text:style-name="P5"><text:span text:style-name="Strong_20_Emphasis">Mechanism:</text:span><text:line-break/>PerimeterX provides a robust bot mitigation solution that uses behavioral fingerprinting and machine learning to analyze user interactions in real-time. This helps in identifying bots even if they mimic human behavior.</text:p>
        </text:list-item>
        <text:list-item>
          <text:p text:style-name="P5"><text:span text:style-name="Strong_20_Emphasis">Key Features:</text:span></text:p>
          <text:list>
            <text:list-item>
              <text:p text:style-name="P5"><text:span text:style-name="Strong_20_Emphasis">Behavioral Analytics:</text:span> Evaluates patterns such as mouse movements, clicks, and scrolls.</text:p>
            </text:list-item>
            <text:list-item>
              <text:p text:style-name="P5"><text:span text:style-name="Strong_20_Emphasis">Device Fingerprinting:</text:span> Collects information about the device and browser to identify anomalies.</text:p>
            </text:list-item>
            <text:list-item>
              <text:p text:style-name="P5"><text:span text:style-name="Strong_20_Emphasis">Adaptive Learning:</text:span> Continuously evolves its detection algorithms based on emerging threats.</text:p>
            </text:list-item>
          </text:list>
        </text:list-item>
      </text:list>
      <text:p text:style-name="Horizontal_20_Line"/>
      <text:h text:style-name="Heading_20_3" text:outline-level="3">6. Distil Networks (now part of Imperva)</text:h>
      <text:list xml:id="list3314866434" text:style-name="L6">
        <text:list-item>
          <text:p text:style-name="P6"><text:span text:style-name="Strong_20_Emphasis">Mechanism:</text:span><text:line-break/>Distil Networks focuses on bot detection and mitigation by leveraging both signature-based and behavioral approaches. It places invisible traps (honeypots) on web pages to detect and block scraping bots.</text:p>
        </text:list-item>
        <text:list-item>
          <text:p text:style-name="P6"><text:span text:style-name="Strong_20_Emphasis">Key Features:</text:span></text:p>
          <text:list>
            <text:list-item>
              <text:p text:style-name="P6"><text:soft-page-break/><text:span text:style-name="Strong_20_Emphasis">Honeypots:</text:span> Embedded elements that legitimate users would not interact with, triggering a block when accessed by bots.</text:p>
            </text:list-item>
            <text:list-item>
              <text:p text:style-name="P6"><text:span text:style-name="Strong_20_Emphasis">Real-Time Analytics:</text:span> Monitors and analyzes traffic patterns to detect unusual activity.</text:p>
            </text:list-item>
            <text:list-item>
              <text:p text:style-name="P6"><text:span text:style-name="Strong_20_Emphasis">Adaptive Rate Limiting:</text:span> Adjusts traffic thresholds based on real-time activity, reducing the risk of false positives.</text:p>
            </text:list-item>
          </text:list>
        </text:list-item>
      </text:list>
      <text:p text:style-name="Horizontal_20_Line"/>
      <text:h text:style-name="Heading_20_3" text:outline-level="3">How They Work Together</text:h>
      <text:p text:style-name="Text_20_body">Many organizations integrate these solutions to create layered defenses:</text:p>
      <text:list xml:id="list1984270910" text:style-name="L7">
        <text:list-item>
          <text:p text:style-name="P7"><text:span text:style-name="Strong_20_Emphasis">Traffic Filtering:</text:span> The reverse proxy services (Cloudflare, Incapsula, AWS CloudFront) filter and analyze traffic before it reaches the web server.</text:p>
        </text:list-item>
        <text:list-item>
          <text:p text:style-name="P7"><text:span text:style-name="Strong_20_Emphasis">Behavioral Analysis:</text:span> Services like PerimeterX and reCAPTCHA analyze user interactions to flag suspicious activity.</text:p>
        </text:list-item>
        <text:list-item>
          <text:p text:style-name="P7"><text:span text:style-name="Strong_20_Emphasis">Adaptive Responses:</text:span> Based on the threat level, these solutions may issue CAPTCHAs, block IP addresses, or throttle traffic to maintain site performance and security.</text:p>
        </text:list-item>
        <text:list-item>
          <text:p text:style-name="P7"><text:span text:style-name="Strong_20_Emphasis">Continuous Updates:</text:span> The systems continuously learn from new data and threats, ensuring protection against evolving scraping techniques.</text:p>
        </text:list-item>
      </text:list>
      <text:p text:style-name="Horizontal_20_Line"/>
      <text:h text:style-name="Heading_20_3" text:outline-level="3">Conclusion</text:h>
      <text:p text:style-name="Text_20_body">Premium anti-webscraping services combine advanced technologies—ranging from machine learning and behavioral analytics to honeypots and CAPTCHAs—to protect websites from unauthorized data extraction and bot attacks. By leveraging these sophisticated defenses, organizations can safeguard their data, maintain service integrity, and enhance the user experien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1T16:48:16.787585318</meta:creation-date>
    <dc:date>2025-04-11T16:49:17.149058166</dc:date>
    <meta:editing-duration>PT1M1S</meta:editing-duration>
    <meta:editing-cycles>1</meta:editing-cycles>
    <meta:document-statistic meta:table-count="0" meta:image-count="0" meta:object-count="0" meta:page-count="3" meta:paragraph-count="44" meta:word-count="657" meta:character-count="4612" meta:non-whitespace-character-count="4032"/>
    <meta:generator>LibreOffice/7.3.7.2$Linux_X86_64 LibreOffice_project/30$Build-2</meta:generator>
  </office:meta>
</office:document-meta>
</file>